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1e4030" fo:background-color="transparent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1f4eac" fo:background-color="transparent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21e191" fo:background-color="transparent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6f49fb" officeooo:paragraph-rsid="00213e54" fo:background-color="transparent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27fb5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0" style:family="paragraph" style:parent-style-name="Preformatted_20_Text">
      <style:paragraph-properties fo:text-align="justify" style:justify-single-word="false"/>
      <style:text-properties officeooo:rsid="006f49fb" officeooo:paragraph-rsid="00189909" fo:background-color="transparent"/>
    </style:style>
    <style:style style:name="P31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2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33" style:family="paragraph" style:parent-style-name="Preformatted_20_Text">
      <style:paragraph-properties fo:text-align="justify" style:justify-single-word="false"/>
      <style:text-properties fo:color="#b2b2b2" officeooo:paragraph-rsid="001d91d8"/>
    </style:style>
    <style:style style:name="P34" style:family="paragraph" style:parent-style-name="Preformatted_20_Text">
      <style:paragraph-properties fo:text-align="start" style:justify-single-word="false"/>
      <style:text-properties fo:color="#b2b2b2" fo:font-size="10pt" officeooo:rsid="001e4220" officeooo:paragraph-rsid="001d91d8" style:font-size-asian="10pt" style:font-size-complex="10pt"/>
    </style:style>
    <style:style style:name="P35" style:family="paragraph" style:parent-style-name="Preformatted_20_Text">
      <style:paragraph-properties fo:text-align="justify" style:justify-single-word="false"/>
      <style:text-properties fo:color="#b2b2b2" fo:font-size="10pt" officeooo:rsid="001e4220" officeooo:paragraph-rsid="001d91d8" style:font-size-asian="10pt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color="#b2b2b2" fo:font-size="10pt" style:text-underline-style="none" officeooo:rsid="001e4220" officeooo:paragraph-rsid="001d91d8" style:font-size-asian="10pt" style:font-size-complex="10pt"/>
    </style:style>
    <style:style style:name="P37" style:family="paragraph" style:parent-style-name="Preformatted_20_Text">
      <style:paragraph-properties fo:text-align="start" style:justify-single-word="false"/>
      <style:text-properties fo:color="#b2b2b2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color="#b2b2b2" style:text-position="0% 100%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color="#b2b2b2" officeooo:paragraph-rsid="001d91d8"/>
    </style:style>
    <style:style style:name="P42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44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189909" officeooo:paragraph-rsid="001e40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Preformatted_20_Text">
      <style:paragraph-properties fo:text-align="justify" style:justify-single-word="false"/>
      <style:text-properties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Preformatted_20_Text">
      <style:paragraph-properties fo:text-align="justify" style:justify-single-word="false"/>
      <style:text-properties style:text-position="0% 100%" fo:font-size="13pt" fo:font-style="italic" fo:font-weight="bold" officeooo:rsid="006f49fb" officeooo:paragraph-rsid="003e8c92" fo:background-color="transparent" style:font-size-asian="13pt" style:font-style-asian="italic" style:font-weight-asian="bold" style:font-size-complex="13pt" style:font-style-complex="italic" style:font-weight-complex="bold"/>
    </style:style>
    <style:style style:name="P55" style:family="paragraph" style:parent-style-name="Preformatted_20_Text">
      <style:paragraph-properties fo:text-align="justify" style:justify-single-word="false"/>
      <style:text-properties style:text-position="0% 100%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7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b 58%" fo:font-style="italic" fo:font-weight="bold" officeooo:rsid="00207b72" style:font-style-asian="italic" style:font-weight-asian="bold" style:font-style-complex="italic" style:font-weight-complex="bold"/>
    </style:style>
    <style:style style:name="T9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0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83c4e8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b 58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sub 58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sub 58%"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sub 58%" officeooo:rsid="00207b72"/>
    </style:style>
    <style:style style:name="T28" style:family="text">
      <style:text-properties style:text-position="sub 58%" officeooo:rsid="0010aad8"/>
    </style:style>
    <style:style style:name="T29" style:family="text">
      <style:text-properties style:text-position="sub 58%" officeooo:rsid="001e4220"/>
    </style:style>
    <style:style style:name="T30" style:family="text">
      <style:text-properties style:text-position="sub 58%" officeooo:rsid="00846eb6"/>
    </style:style>
    <style:style style:name="T31" style:family="text">
      <style:text-properties style:text-position="sub 58%" officeooo:rsid="007f00d6"/>
    </style:style>
    <style:style style:name="T3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0783cd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6b0de3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bold" officeooo:rsid="005e8507" style:font-style-asian="normal" style:font-weight-asian="bold" style:font-style-complex="normal" style:font-weight-complex="bold"/>
    </style:style>
    <style:style style:name="T4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616a1e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italic" fo:font-weight="bold" officeooo:rsid="005e8507" style:font-style-asian="italic" style:font-weight-asian="bold" style:font-style-complex="italic" style:font-weight-complex="bold"/>
    </style:style>
    <style:style style:name="T50" style:family="text">
      <style:text-properties style:text-position="0% 100%" fo:font-style="italic" fo:font-weight="bold" officeooo:rsid="005ef0e6" style:font-style-asian="italic" style:font-weight-asian="bold" style:font-style-complex="italic" style:font-weight-complex="bold"/>
    </style:style>
    <style:style style:name="T51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52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53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54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55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339cdb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text-position="0% 100%" fo:font-size="10pt" fo:font-style="normal" fo:font-weight="normal" officeooo:rsid="007ac1e5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text-position="0% 100%" fo:font-size="10pt" fo:font-style="normal" fo:font-weight="normal" officeooo:rsid="0052a18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text-position="0% 100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0% 100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0% 100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text-position="0% 100%" fo:font-size="10pt" fo:font-style="normal" fo:font-weight="normal" officeooo:rsid="0026eada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text-position="0% 100%" fo:font-size="10pt" fo:font-style="normal" fo:font-weight="normal" officeooo:rsid="002ca06c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text-position="0% 100%" fo:font-size="10pt" fo:font-style="normal" fo:font-weight="normal" officeooo:rsid="0033120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position="0% 100%"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position="0% 100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style:text-position="0% 100%"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88" style:family="text">
      <style:text-properties style:text-position="0% 100%" officeooo:rsid="001e4220"/>
    </style:style>
    <style:style style:name="T89" style:family="text">
      <style:text-properties style:text-position="0% 100%" officeooo:rsid="00585e5b"/>
    </style:style>
    <style:style style:name="T90" style:family="text">
      <style:text-properties style:text-position="0% 100%" officeooo:rsid="0052ff84"/>
    </style:style>
    <style:style style:name="T91" style:family="text">
      <style:text-properties style:text-position="0% 100%" officeooo:rsid="000779be"/>
    </style:style>
    <style:style style:name="T92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96" style:family="text">
      <style:text-properties fo:font-size="13pt" style:font-size-asian="13pt" style:font-size-complex="13pt"/>
    </style:style>
    <style:style style:name="T9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ize="10pt" fo:font-style="normal" fo:font-weight="normal" officeooo:rsid="003ece10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size="10pt" fo:font-style="normal" fo:font-weight="normal" officeooo:rsid="002ba9c4" style:font-size-asian="8.75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size="10pt" fo:font-style="normal" fo:font-weight="normal" officeooo:rsid="0021e191" style:font-size-asian="8.75pt" style:font-style-asian="normal" style:font-weight-asian="normal" style:font-size-complex="10pt" style:font-style-complex="normal" style:font-weight-complex="normal"/>
    </style:style>
    <style:style style:name="T116" style:family="text">
      <style:text-properties officeooo:rsid="00207b72"/>
    </style:style>
    <style:style style:name="T117" style:family="text">
      <style:text-properties officeooo:rsid="0010aad8"/>
    </style:style>
    <style:style style:name="T118" style:family="text">
      <style:text-properties fo:color="#b2b2b2"/>
    </style:style>
    <style:style style:name="T119" style:family="text">
      <style:text-properties fo:color="#b2b2b2" officeooo:rsid="000a7d16"/>
    </style:style>
    <style:style style:name="T120" style:family="text">
      <style:text-properties fo:color="#b2b2b2" officeooo:rsid="000a7d16" fo:background-color="transparent" loext:char-shading-value="0"/>
    </style:style>
    <style:style style:name="T121" style:family="text">
      <style:text-properties fo:color="#b2b2b2" officeooo:rsid="0029af09"/>
    </style:style>
    <style:style style:name="T122" style:family="text">
      <style:text-properties fo:color="#b2b2b2"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b2b2b2" style:text-position="0% 100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b2b2b2"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b2b2b2"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b2b2b2"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b2b2b2" style:text-position="0% 100%" fo:font-size="10pt" fo:font-style="normal" fo:font-weight="normal" officeooo:rsid="00191027" style:font-size-asian="8.75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b2b2b2" style:text-position="0% 100%" fo:font-size="10pt" fo:font-style="normal" fo:font-weight="normal" officeooo:rsid="002d4c69" style:font-size-asian="8.75pt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b2b2b2" style:text-position="0% 100%" fo:font-size="10pt" fo:font-style="normal" fo:font-weight="normal" officeooo:rsid="003777f8" style:font-size-asian="8.75pt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b2b2b2"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b2b2b2" style:text-position="sub 58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b2b2b2"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b2b2b2" style:text-position="sub 58%" officeooo:rsid="001e4220"/>
    </style:style>
    <style:style style:name="T135" style:family="text">
      <style:text-properties fo:color="#000000" style:font-name="Liberation Mono" officeooo:rsid="00207b72" fo:background-color="#ffffff" loext:char-shading-value="0" style:font-name-asian="Nimbus Mono L" style:font-name-complex="Liberation Mono"/>
    </style:style>
    <style:style style:name="T136" style:family="text">
      <style:text-properties officeooo:rsid="001e4220"/>
    </style:style>
    <style:style style:name="T137" style:family="text">
      <style:text-properties officeooo:rsid="007f00d6"/>
    </style:style>
    <style:style style:name="T138" style:family="text">
      <style:text-properties fo:color="#ff0000"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ff0000"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ff0000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color="#ff0000"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ff0000"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ff0000"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ff0000"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ff0000"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color="#ff0000" style:text-position="0% 100%"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fo:color="#ff0000"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ntactic Transformation To Monadic Form</text:p>
      <text:p text:style-name="P9"/>
      <text:p text:style-name="P9"/>
      <text:list xml:id="list9063251791372595413" text:style-name="L1">
        <text:list-item>
          <text:p text:style-name="P44">Expressions:</text:p>
        </text:list-item>
      </text:list>
      <text:p text:style-name="P48"/>
      <text:p text:style-name="P48"/>
      <text:p text:style-name="P6"><text:span text:style-name="T32"><text:s text:c="3"/>------ </text:span><text:span text:style-name="T36">exp</text:span><text:span text:style-name="T33"> -------</text:span></text:p>
      <text:list xml:id="list152324895421256" text:continue-numbering="true" text:style-name="L1">
        <text:list-header>
          <text:p text:style-name="P44"><text:s/></text:p>
        </text:list-header>
      </text:list>
      <text:p text:style-name="P8"><text:span text:style-name="T136">desugar</text:span><text:span text:style-name="T29">&lt;exp&gt; </text:span><text:span text:style-name="T88">:: </text:span><text:span text:style-name="T89">E</text:span><text:span text:style-name="T90">xp → </text:span><text:span text:style-name="T91">Exp</text:span></text:p>
      <text:p text:style-name="P19"><text:s/></text:p>
      <text:p text:style-name="P19"/>
      <text:p text:style-name="P1"><text:span text:style-name="T33">desugar</text:span><text:span text:style-name="T6">&lt;exp&gt; </text:span><text:span text:style-name="T34">exp = </text:span><text:span text:style-name="T33">desugar</text:span><text:span text:style-name="T6">&lt;</text:span><text:span text:style-name="T4">l</text:span><text:span text:style-name="T6">exp&gt; </text:span><text:span text:style-name="T34">exp</text:span></text:p>
      <text:p text:style-name="P20"/>
      <text:p text:style-name="P20"/>
      <text:p text:style-name="P1"><text:span text:style-name="T35"><text:s text:c="3"/>------- </text:span><text:span text:style-name="T36">lexp</text:span><text:span text:style-name="T33"> -------</text:span></text:p>
      <text:p text:style-name="P52"/>
      <text:p text:style-name="P43"><text:span text:style-name="T51">desugar</text:span><text:span text:style-name="T9">&lt;</text:span><text:span text:style-name="T10">l</text:span><text:span text:style-name="T9">exp&gt; </text:span><text:span text:style-name="T51">:: </text:span><text:span text:style-name="T52">E</text:span><text:span text:style-name="T53">xp → </text:span><text:span text:style-name="T54">Exp</text:span><text:span text:style-name="T95"> </text:span></text:p>
      <text:p text:style-name="P21"/>
      <text:p text:style-name="P21"/>
      <text:p text:style-name="P39"/>
      <text:p text:style-name="P31"><text:span text:style-name="T92"><text:s text:c="2"/></text:span><text:span text:style-name="T98">-------</text:span><text:span text:style-name="T105">l</text:span><text:span text:style-name="T100">exp:</text:span><text:span text:style-name="T98"> </text:span><text:span text:style-name="T102">fexp</text:span><text:span text:style-name="T101"> -------</text:span></text:p>
      <text:p text:style-name="P3"/>
      <text:p text:style-name="P3"/>
      <text:p text:style-name="P25"><text:span text:style-name="T136"><text:s/>desugar</text:span><text:span text:style-name="T29">&lt;</text:span><text:span text:style-name="T30">l</text:span><text:span text:style-name="T29">exp&gt; </text:span><text:span text:style-name="T137">fexp = desugar</text:span><text:span text:style-name="T29">&lt;</text:span><text:span text:style-name="T31">f</text:span><text:span text:style-name="T29">exp&gt; </text:span><text:span text:style-name="T137">fexp</text:span><text:span text:style-name="T29"> </text:span></text:p>
      <text:p text:style-name="P22"/>
      <text:p text:style-name="P22"/>
      <text:p text:style-name="P29"><text:span text:style-name="T92"><text:s text:c="2"/></text:span><text:span text:style-name="T98">------- </text:span><text:span text:style-name="T102">fexp</text:span><text:span text:style-name="T101"> -------</text:span></text:p>
      <text:p text:style-name="P5"/>
      <text:p text:style-name="P47"><text:span text:style-name="T56">d</text:span><text:span text:style-name="T62">esugar</text:span><text:span text:style-name="T16">&lt;</text:span><text:span text:style-name="T15">f</text:span><text:span text:style-name="T16">exp&gt; <text:s/></text:span><text:span text:style-name="T67">aexp = <text:s/></text:span><text:span text:style-name="T145">desugar</text:span><text:span text:style-name="T143">&lt;aexp&gt; </text:span><text:span text:style-name="T145">aexp </text:span><text:span text:style-name="T146">&gt;&gt;= \h -&gt; </text:span><text:span text:style-name="T147">return </text:span><text:span text:style-name="T146">h</text:span><text:span text:style-name="T147"> </text:span></text:p>
      <text:p text:style-name="P18"><text:span text:style-name="T62"/></text:p>
      <text:p text:style-name="P53"><text:span text:style-name="T101">d</text:span><text:span text:style-name="T106">esugar</text:span><text:span text:style-name="T16">&lt;</text:span><text:span text:style-name="T15">f</text:span><text:span text:style-name="T16">exp&gt; <text:s/></text:span><text:span text:style-name="T109">(f</text:span><text:span text:style-name="T107">exp </text:span><text:span text:style-name="T109">literal)</text:span><text:span text:style-name="T107"> = </text:span><text:span text:style-name="T140">desugar</text:span><text:span text:style-name="T143">&lt;</text:span><text:span text:style-name="T144">l</text:span><text:span text:style-name="T143">exp&gt; </text:span><text:span text:style-name="T141">fexp literal</text:span></text:p>
      <text:p text:style-name="P53"><text:span text:style-name="T109"/></text:p>
      <text:p text:style-name="P55"><text:span text:style-name="T101">d</text:span><text:span text:style-name="T106">esugar</text:span><text:span text:style-name="T16">&lt;</text:span><text:span text:style-name="T15">f</text:span><text:span text:style-name="T16">exp&gt; <text:s/></text:span><text:span text:style-name="T109">(f</text:span><text:span text:style-name="T107">exp </text:span><text:span text:style-name="T109">qvar)</text:span><text:span text:style-name="T107"> = </text:span><text:span text:style-name="T108"><text:s/></text:span><text:span text:style-name="T138">(fexp qvar) &gt;&gt;= </text:span><text:span text:style-name="T139">\</text:span><text:span text:style-name="T138">g</text:span><text:span text:style-name="T139"> → (</text:span><text:span text:style-name="T140">desugar</text:span><text:span text:style-name="T143">&lt;</text:span><text:span text:style-name="T144">l</text:span><text:span text:style-name="T143">exp&gt; </text:span><text:span text:style-name="T141">fexp</text:span><text:span text:style-name="T139">) </text:span><text:span text:style-name="T138">g</text:span></text:p>
      <text:p text:style-name="P53"><text:span text:style-name="T109"/></text:p>
      <text:p text:style-name="P54"><text:span text:style-name="T101">d</text:span><text:span text:style-name="T106">esugar</text:span><text:span text:style-name="T16">&lt;</text:span><text:span text:style-name="T15">f</text:span><text:span text:style-name="T16">exp&gt; <text:s/></text:span><text:span text:style-name="T109">(f</text:span><text:span text:style-name="T107">exp </text:span><text:span text:style-name="T110">gcon</text:span><text:span text:style-name="T109">)</text:span><text:span text:style-name="T107"> = </text:span><text:span text:style-name="T108"><text:s/></text:span><text:span text:style-name="T140">desugar</text:span><text:span text:style-name="T143">&lt;</text:span><text:span text:style-name="T144">l</text:span><text:span text:style-name="T143">exp&gt; </text:span><text:span text:style-name="T141">fexp </text:span><text:span text:style-name="T142">gcon</text:span></text:p>
      <text:p text:style-name="P53"><text:span text:style-name="T106"/></text:p>
      <text:p text:style-name="P30"><text:span text:style-name="T101">d</text:span><text:span text:style-name="T97">esugar</text:span><text:span text:style-name="T11">&lt;</text:span><text:span text:style-name="T15">f</text:span><text:span text:style-name="T11">exp&gt; </text:span><text:span text:style-name="T55">(fexp </text:span><text:span text:style-name="T77">(exp)</text:span><text:span text:style-name="T55">)= </text:span><text:span text:style-name="T16"><text:s/></text:span><text:span text:style-name="T64">exp</text:span><text:span text:style-name="T62"> </text:span><text:span text:style-name="T63">&gt;&gt;= \x → </text:span><text:span text:style-name="T62">desugar</text:span><text:span text:style-name="T16">&lt;</text:span><text:span text:style-name="T26">l</text:span><text:span text:style-name="T16">exp&gt;</text:span><text:span text:style-name="T62"> fexp </text:span><text:span text:style-name="T75">x</text:span></text:p>
      <text:p text:style-name="P49"/>
      <text:p text:style-name="P15"><text:span text:style-name="T101">d</text:span><text:span text:style-name="T104">esugar</text:span><text:span text:style-name="T24">&lt;</text:span><text:span text:style-name="T15">f</text:span><text:span text:style-name="T24">exp&gt; </text:span><text:span text:style-name="T78">(fexp </text:span><text:span text:style-name="T56">(</text:span><text:span text:style-name="T65">exp1,…, exp</text:span><text:span text:style-name="T18">k</text:span><text:span text:style-name="T56">)</text:span><text:span text:style-name="T78">)= </text:span><text:span text:style-name="T56">(</text:span><text:span text:style-name="T65">exp1,…, exp</text:span><text:span text:style-name="T18">k</text:span><text:span text:style-name="T56">)</text:span><text:span text:style-name="T62"> </text:span><text:span text:style-name="T63">&gt;&gt;= \</text:span><text:span text:style-name="T80">tuple</text:span><text:span text:style-name="T20"> </text:span><text:span text:style-name="T63">→ </text:span></text:p>
      <text:p text:style-name="P14"><text:span text:style-name="T63"><text:s text:c="45"/></text:span><text:span text:style-name="T62">desugar</text:span><text:span text:style-name="T16">&lt;</text:span><text:span text:style-name="T26">l</text:span><text:span text:style-name="T16">exp&gt;</text:span><text:span text:style-name="T62"> fexp </text:span><text:span text:style-name="T80">tuple</text:span></text:p>
      <text:p text:style-name="P50"/>
      <text:p text:style-name="P16"><text:span text:style-name="T101">d</text:span><text:span text:style-name="T104">esugar</text:span><text:span text:style-name="T24">&lt;</text:span><text:span text:style-name="T15">f</text:span><text:span text:style-name="T24">exp&gt; </text:span><text:span text:style-name="T78">(fexp </text:span><text:span text:style-name="T79">[</text:span><text:span text:style-name="T65">exp1,…, exp</text:span><text:span text:style-name="T18">k</text:span><text:span text:style-name="T79">]</text:span><text:span text:style-name="T78">)= </text:span><text:span text:style-name="T16"><text:s/></text:span><text:span text:style-name="T79">[</text:span><text:span text:style-name="T65">exp1,…, exp</text:span><text:span text:style-name="T18">k</text:span><text:span text:style-name="T79">]</text:span><text:span text:style-name="T62"> </text:span><text:span text:style-name="T63">&gt;&gt;= \</text:span><text:span text:style-name="T80">list</text:span><text:span text:style-name="T20"> </text:span><text:span text:style-name="T63">→ </text:span></text:p>
      <text:p text:style-name="P16"><text:span text:style-name="T63"><text:s text:c="45"/></text:span><text:span text:style-name="T62">desugar</text:span><text:span text:style-name="T16">&lt;</text:span><text:span text:style-name="T26">l</text:span><text:span text:style-name="T16">exp&gt;</text:span><text:span text:style-name="T62"> fexp </text:span><text:span text:style-name="T80">list</text:span></text:p>
      <text:p text:style-name="P26"/>
      <text:p text:style-name="P17"/>
      <text:p text:style-name="P13"><text:span text:style-name="T97"><text:s text:c="2"/>------- </text:span><text:span text:style-name="T103">a</text:span><text:span text:style-name="T102">exp</text:span><text:span text:style-name="T101"> -------</text:span></text:p>
      <text:p text:style-name="P13"/>
      <text:p text:style-name="P29"><text:span text:style-name="T101">desugar</text:span><text:span text:style-name="T12">&lt;</text:span><text:span text:style-name="T21">a</text:span><text:span text:style-name="T12">exp&gt;</text:span><text:span text:style-name="T56"> </text:span><text:span text:style-name="T68">literal</text:span><text:span text:style-name="T56"> </text:span><text:span text:style-name="T68">= literal</text:span></text:p>
      <text:p text:style-name="P27"/>
      <text:p text:style-name="P29"><text:span text:style-name="T56">desugar</text:span><text:span text:style-name="T12">&lt;</text:span><text:span text:style-name="T21">a</text:span><text:span text:style-name="T12">exp&gt;</text:span><text:span text:style-name="T56"> </text:span><text:span text:style-name="T69">qvar</text:span><text:span text:style-name="T56"> </text:span><text:span text:style-name="T68">= </text:span><text:span text:style-name="T69">qvar</text:span></text:p>
      <text:p text:style-name="P27"/>
      <text:p text:style-name="P29"><text:span text:style-name="T56">desugar</text:span><text:span text:style-name="T12">&lt;</text:span><text:span text:style-name="T21">a</text:span><text:span text:style-name="T12">exp&gt;</text:span><text:span text:style-name="T56"> </text:span><text:span text:style-name="T70">gcon</text:span><text:span text:style-name="T56"> </text:span><text:span text:style-name="T68">= </text:span><text:span text:style-name="T70">gcon</text:span></text:p>
      <text:p text:style-name="P27"/>
      <text:p text:style-name="P29"><text:span text:style-name="T56">desugar</text:span><text:span text:style-name="T12">&lt;</text:span><text:span text:style-name="T21">a</text:span><text:span text:style-name="T12">exp&gt;</text:span><text:span text:style-name="T56"> (</text:span><text:span text:style-name="T71">exp</text:span><text:span text:style-name="T56">) </text:span><text:span text:style-name="T68">= </text:span><text:span text:style-name="T94"><text:s/></text:span><text:span text:style-name="T115">(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79">)</text:span></text:p>
      <text:p text:style-name="P13"/>
      <text:p text:style-name="P29"><text:span text:style-name="T56">desugar</text:span><text:span text:style-name="T12">&lt;</text:span><text:span text:style-name="T21">a</text:span><text:span text:style-name="T12">exp&gt;</text:span><text:span text:style-name="T56"> (</text:span><text:span text:style-name="T65">exp1,…, exp</text:span><text:span text:style-name="T18">k</text:span><text:span text:style-name="T56">) </text:span><text:span text:style-name="T68">= </text:span><text:span text:style-name="T74">(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19">1</text:span><text:span text:style-name="T66">, … , 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23">k</text:span><text:span text:style-name="T74">)</text:span><text:span text:style-name="T72"> <text:s text:c="4"/></text:span></text:p>
      <text:p text:style-name="P13"><text:s text:c="36"/></text:p>
      <text:p text:style-name="P29"><text:span text:style-name="T56">desugar</text:span><text:span text:style-name="T12">&lt;</text:span><text:span text:style-name="T21">a</text:span><text:span text:style-name="T12">exp&gt;</text:span><text:span text:style-name="T56"> </text:span><text:span text:style-name="T73">[</text:span><text:span text:style-name="T65">exp1,…, exp</text:span><text:span text:style-name="T18">k</text:span><text:span text:style-name="T73">]</text:span><text:span text:style-name="T56"> </text:span><text:span text:style-name="T68">= </text:span><text:span text:style-name="T87"><text:s/></text:span><text:span text:style-name="T81">[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19">1</text:span><text:span text:style-name="T66">, … ,</text:span><text:span text:style-name="T19"> 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23">k</text:span><text:span text:style-name="T72"> </text:span><text:span text:style-name="T81">]</text:span><text:span text:style-name="T72"> </text:span></text:p>
      <text:p text:style-name="P11"><text:soft-page-break/></text:p>
      <text:p text:style-name="P11"/>
      <text:p text:style-name="P32"><text:span text:style-name="T92"><text:s text:c="2"/></text:span><text:span text:style-name="T98">-------</text:span><text:span text:style-name="T99">l</text:span><text:span text:style-name="T100">exp:</text:span><text:span text:style-name="T98"> </text:span><text:span text:style-name="T101">let decls in exp -------</text:span></text:p>
      <text:p text:style-name="P4"/>
      <text:p text:style-name="P4"><text:tab/></text:p>
      <text:p text:style-name="P7"><text:span text:style-name="T1">desugar</text:span><text:span text:style-name="T3">&lt;</text:span><text:span text:style-name="T4">l</text:span><text:span text:style-name="T3">exp&gt;</text:span><text:span text:style-name="T32"> (let decls in exp) = desugar</text:span><text:span text:style-name="T3">&lt;dcl</text:span><text:span text:style-name="T5">r</text:span><text:span text:style-name="T3">s&gt; </text:span><text:span text:style-name="T32">decls </text:span><text:span text:style-name="T37">(</text:span><text:span text:style-name="T45">return </text:span><text:span text:style-name="T32">desugar</text:span><text:span text:style-name="T3">&lt;</text:span><text:span text:style-name="T4">l</text:span><text:span text:style-name="T3">exp&gt; </text:span><text:span text:style-name="T32">exp</text:span><text:span text:style-name="T37">)</text:span></text:p>
      <text:list xml:id="list152325346485320" text:continue-numbering="true" text:style-name="L1">
        <text:list-item>
          <text:p text:style-name="P45">Declarations</text:p>
        </text:list-item>
      </text:list>
      <text:p text:style-name="P12"/>
      <text:p text:style-name="P12"/>
      <text:p text:style-name="P2"><text:span text:style-name="T35"><text:s text:c="2"/>------- <text:s/></text:span><text:span text:style-name="T38">dclrs </text:span><text:span text:style-name="T32">-------</text:span></text:p>
      <text:p text:style-name="P24"><text:span text:style-name="T96"><text:s/></text:span>desugar<text:span text:style-name="T2">&lt;dcl</text:span><text:span text:style-name="T27">r</text:span><text:span text:style-name="T2">s&gt; </text:span><text:span text:style-name="T116">(dclr</text:span><text:span text:style-name="T27">1</text:span><text:span text:style-name="T116">; … ; dclr</text:span><text:span text:style-name="T27">n</text:span><text:span text:style-name="T116">) = <text:s/></text:span>desugar<text:span text:style-name="T2">&lt;exp&gt; </text:span><text:span text:style-name="T117">exp</text:span><text:span text:style-name="T28">1</text:span><text:span text:style-name="T117">,… ,</text:span>desugar<text:span text:style-name="T2">&lt;exp&gt; </text:span><text:span text:style-name="T117">exp</text:span><text:span text:style-name="T28">n</text:span><text:span text:style-name="T117">) &gt;&gt;= \x</text:span><text:span text:style-name="T28">1...</text:span><text:span text:style-name="T117">x</text:span><text:span text:style-name="T28">k</text:span><text:span text:style-name="T117"> →</text:span><text:span text:style-name="T118"> <text:s text:c="45"/></text:span></text:p>
      <text:p text:style-name="P23"><text:span text:style-name="T119"><text:s text:c="22"/></text:span><text:span text:style-name="T120"><text:s/></text:span><text:span text:style-name="T135"><text:s/>| (;) <text:s/>= \_ → <text:s/></text:span><text:span text:style-name="T119"><text:s text:c="8"/></text:span></text:p>
      <text:p text:style-name="P34"><text:span text:style-name="T86"><text:s text:c="3"/></text:span><text:span text:style-name="T32">desugar</text:span><text:span text:style-name="T3">&lt;dcl</text:span><text:span text:style-name="T5">r</text:span><text:span text:style-name="T3">s&gt; </text:span><text:span text:style-name="T39">(dclr1; … ; dclrn) = desugar</text:span><text:span text:style-name="T5">&lt;dclr&gt; </text:span><text:span text:style-name="T40">declr1 </text:span><text:span text:style-name="T43">$ </text:span><text:span text:style-name="T40">… <text:s/></text:span><text:span text:style-name="T43">$ </text:span><text:span text:style-name="T39">desugar</text:span><text:span text:style-name="T5">&lt;dclr&gt; </text:span><text:span text:style-name="T40">declr</text:span><text:span text:style-name="T41">n</text:span></text:p>
      <text:p text:style-name="P34"><text:span text:style-name="T39"><text:s text:c="26"/></text:span><text:span text:style-name="T42">| <text:s/>(;) = </text:span><text:span text:style-name="T44">\_ -&gt;</text:span><text:span text:style-name="T43"> </text:span></text:p>
      <text:p text:style-name="P37"/>
      <text:p text:style-name="P37"/>
      <text:p text:style-name="P37"/>
      <text:p text:style-name="P37"/>
      <text:p text:style-name="P35"><text:span text:style-name="T35"><text:s text:c="3"/>------- <text:s/></text:span><text:span text:style-name="T38">dclr </text:span><text:span text:style-name="T42">-------</text:span></text:p>
      <text:p text:style-name="P38"/>
      <text:p text:style-name="P36"><text:span text:style-name="T47"><text:s text:c="5"/>desugar</text:span><text:span text:style-name="T7">&lt;dcl</text:span><text:span text:style-name="T8">r</text:span><text:span text:style-name="T7">&gt; :: </text:span><text:span text:style-name="T48">D</text:span><text:span text:style-name="T49">clr → </text:span><text:span text:style-name="T50">Stmt</text:span><text:span text:style-name="T46"> </text:span></text:p>
      <text:p text:style-name="P38"/>
      <text:p text:style-name="P41"><text:span text:style-name="T101"><text:s text:c="5"/></text:span><text:span text:style-name="T56">desugar</text:span><text:span text:style-name="T12">&lt;dcl</text:span><text:span text:style-name="T13">r</text:span><text:span text:style-name="T12">&gt; <text:s/></text:span><text:span text:style-name="T57">(funlhs | pat) rhs </text:span><text:span text:style-name="T58">= <text:s/></text:span><text:span text:style-name="T59">(funlhs | pat) desugar</text:span><text:span text:style-name="T14">&lt;rhs&gt; </text:span><text:span text:style-name="T114">rhs</text:span><text:span text:style-name="T93"> </text:span></text:p>
      <text:p text:style-name="P42"/>
      <text:p text:style-name="P42"/>
      <text:p text:style-name="P42"/>
      <text:p text:style-name="P42"/>
      <text:p text:style-name="P33"><text:span text:style-name="T60"><text:s text:c="3"/>------- <text:s/></text:span><text:span text:style-name="T61">rhs</text:span><text:span text:style-name="T60"> </text:span><text:span text:style-name="T61"><text:s/></text:span><text:span text:style-name="T58">-------</text:span></text:p>
      <text:p text:style-name="P40"/>
      <text:p text:style-name="P11"><text:span text:style-name="T121"><text:s text:c="4"/></text:span><text:span text:style-name="T122">desugar</text:span><text:span text:style-name="T131">&lt;rhs&gt;</text:span><text:span text:style-name="T134"> </text:span><text:span text:style-name="T123">(=</text:span><text:span text:style-name="T132"> </text:span><text:span text:style-name="T124">exp</text:span><text:span text:style-name="T123">)</text:span><text:span text:style-name="T128"> </text:span><text:span text:style-name="T129">= </text:span><text:span text:style-name="T130"><text:s/></text:span><text:span text:style-name="T125">desugar</text:span><text:span text:style-name="T133">&lt;exp&gt; </text:span><text:span text:style-name="T126">exp </text:span><text:span text:style-name="T127">&gt;&gt;= \x -&gt;</text:span><text:span text:style-name="T126"> </text:span><text:s text:c="37"/></text:p>
      <text:p text:style-name="P10"/>
      <text:p text:style-name="P1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5:21:01.502328521</dc:date>
    <meta:editing-duration>PT3H56M23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42" meta:character-count="1911" meta:non-whitespace-character-count="1363"/>
  </office:meta>
</office:document-meta>
</file>